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0.25cm" fo:min-width="14.7cm" fo:padding-bottom="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454cm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951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5.68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35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4.346cm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9.25cm"/>
    </style:style>
    <style:style style:name="gr13" style:family="graphic" style:parent-style-name="standard">
      <style:graphic-properties draw:stroke="none" svg:stroke-color="#000000" draw:fill="none" draw:fill-color="#ffffff" fo:min-height="1.575cm"/>
    </style:style>
    <style:style style:name="gr14" style:family="graphic" style:parent-style-name="standard">
      <style:graphic-properties draw:stroke="none" svg:stroke-color="#000000" draw:fill="none" draw:fill-color="#ffffff" fo:min-height="0.713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3.024cm" fo:padding-top="0.1cm" fo:padding-bottom="0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4cm" fo:min-width="14.75cm" fo:padding-bottom="9cm"/>
    </style:style>
    <style:style style:name="gr17" style:family="graphic" style:parent-style-name="standard">
      <style:graphic-properties draw:textarea-horizontal-align="justify" draw:textarea-vertical-align="middle" draw:auto-grow-height="false" fo:min-height="8.452cm" fo:min-width="4.152cm"/>
    </style:style>
    <style:style style:name="gr18" style:family="graphic" style:parent-style-name="standard">
      <style:graphic-properties draw:textarea-horizontal-align="justify" draw:textarea-vertical-align="middle" draw:auto-grow-height="false" fo:min-height="1.144cm" fo:min-width="3.094cm" fo:padding-bottom="0.2cm"/>
    </style:style>
    <style:style style:name="gr19" style:family="graphic" style:parent-style-name="standard">
      <style:graphic-properties draw:stroke="none" svg:stroke-color="#000000" draw:fill="none" draw:fill-color="#ffffff" fo:min-height="2.161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733cm" fo:min-width="1.269cm"/>
    </style:style>
    <style:style style:name="gr21" style:family="graphic" style:parent-style-name="standard">
      <style:graphic-properties draw:stroke="none" svg:stroke-color="#000000" draw:fill="none" draw:fill-color="#ffffff" fo:min-height="0.433cm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1.9cm" fo:padding-bottom="0.4cm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1.9cm" fo:padding-bottom="0.4cm"/>
    </style:style>
    <style:style style:name="gr24" style:family="graphic" style:parent-style-name="standard">
      <style:graphic-properties draw:stroke="none" svg:stroke-color="#000000" draw:fill="none" draw:fill-color="#ffffff" fo:min-height="1.577cm"/>
    </style:style>
    <style:style style:name="gr25" style:family="graphic" style:parent-style-name="standard">
      <style:graphic-properties draw:textarea-horizontal-align="justify" draw:textarea-vertical-align="middle" draw:auto-grow-height="false" fo:min-height="1.1cm" fo:min-width="1.9cm" fo:padding-top="0.5cm" fo:padding-bottom="0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636cm" fo:min-width="5.136cm"/>
    </style:style>
    <style:style style:name="gr28" style:family="graphic" style:parent-style-name="standard">
      <style:graphic-properties draw:textarea-horizontal-align="justify" draw:textarea-vertical-align="middle" draw:auto-grow-height="false" fo:min-height="8.808cm" fo:min-width="6.408cm"/>
    </style:style>
    <style:style style:name="gr29" style:family="graphic" style:parent-style-name="standard">
      <style:graphic-properties draw:textarea-horizontal-align="justify" draw:textarea-vertical-align="middle" draw:auto-grow-height="false" fo:min-height="0.734cm" fo:min-width="5.734cm"/>
    </style:style>
    <style:style style:name="gr30" style:family="graphic" style:parent-style-name="standard">
      <style:graphic-properties draw:textarea-horizontal-align="justify" draw:textarea-vertical-align="middle" draw:auto-grow-height="false" fo:min-height="7.35cm" fo:min-width="0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357cm"/>
    </style:style>
    <style:style style:name="gr33" style:family="graphic" style:parent-style-name="standard">
      <style:graphic-properties draw:stroke="none" svg:stroke-color="#000000" draw:fill="none" draw:fill-color="#ffffff" fo:min-height="4.35cm"/>
    </style:style>
    <style:style style:name="gr34" style:family="graphic" style:parent-style-name="standard">
      <style:graphic-properties draw:textarea-horizontal-align="justify" draw:textarea-vertical-align="middle" draw:auto-grow-height="false" fo:min-height="1.433cm" fo:min-width="2.301cm"/>
    </style:style>
    <style:style style:name="gr35" style:family="graphic" style:parent-style-name="standard">
      <style:graphic-properties draw:stroke="none" svg:stroke-color="#000000" draw:fill="none" draw:fill-color="#ffffff" fo:min-height="0.55cm"/>
    </style:style>
    <style:style style:name="gr36" style:family="graphic" style:parent-style-name="standard">
      <style:graphic-properties draw:textarea-horizontal-align="justify" draw:textarea-vertical-align="middle" draw:auto-grow-height="false" fo:min-height="4.904cm" fo:min-width="4.604cm"/>
    </style:style>
    <style:style style:name="gr37" style:family="graphic" style:parent-style-name="standard">
      <style:graphic-properties draw:textarea-horizontal-align="justify" draw:textarea-vertical-align="middle" draw:auto-grow-height="false" fo:min-height="0.644cm" fo:min-width="3.844cm"/>
    </style:style>
    <style:style style:name="gr38" style:family="graphic" style:parent-style-name="standard">
      <style:graphic-properties draw:stroke="none" svg:stroke-color="#000000" draw:fill="none" draw:fill-color="#ffffff" fo:min-height="0.865cm"/>
    </style:style>
    <style:style style:name="gr39" style:family="graphic" style:parent-style-name="standard">
      <style:graphic-properties draw:stroke="none" svg:stroke-color="#000000" draw:fill="none" draw:fill-color="#ffffff" fo:min-height="0.65cm"/>
    </style:style>
    <style:style style:name="gr40" style:family="graphic" style:parent-style-name="standard">
      <style:graphic-properties draw:textarea-horizontal-align="justify" draw:textarea-vertical-align="middle" draw:auto-grow-height="false" fo:min-height="10.25cm" fo:min-width="14.75cm"/>
    </style:style>
    <style:style style:name="gr41" style:family="graphic" style:parent-style-name="standard">
      <style:graphic-properties draw:textarea-horizontal-align="justify" draw:textarea-vertical-align="middle" draw:auto-grow-height="false" fo:min-height="0.426cm" fo:min-width="5.2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7.206cm" fo:min-width="5.506cm"/>
    </style:style>
    <style:style style:name="gr44" style:family="graphic" style:parent-style-name="standard">
      <style:graphic-properties draw:textarea-horizontal-align="justify" draw:textarea-vertical-align="middle" draw:auto-grow-height="false" fo:min-height="7.968cm" fo:min-width="5.868cm"/>
    </style:style>
    <style:style style:name="gr45" style:family="graphic" style:parent-style-name="standard">
      <style:graphic-properties draw:stroke="none" svg:stroke-color="#000000" draw:fill="none" draw:fill-color="#ffffff" fo:min-height="0.95cm"/>
    </style:style>
    <style:style style:name="gr46" style:family="graphic" style:parent-style-name="standard">
      <style:graphic-properties draw:stroke="none" svg:stroke-color="#000000" draw:fill="none" draw:fill-color="#ffffff" fo:min-height="1.729cm"/>
    </style:style>
    <style:style style:name="gr47" style:family="graphic" style:parent-style-name="standard">
      <style:graphic-properties draw:textarea-horizontal-align="justify" draw:textarea-vertical-align="middle" draw:auto-grow-height="false" fo:min-height="0.25cm" fo:min-width="1.85cm"/>
    </style:style>
    <style:style style:name="gr48" style:family="graphic" style:parent-style-name="standard">
      <style:graphic-properties draw:textarea-horizontal-align="justify" draw:textarea-vertical-align="middle" draw:auto-grow-height="false" fo:min-height="8.316cm" fo:min-width="5.416cm"/>
    </style:style>
    <style:style style:name="gr49" style:family="graphic" style:parent-style-name="standard">
      <style:graphic-properties draw:textarea-horizontal-align="justify" draw:textarea-vertical-align="middle" draw:auto-grow-height="false" fo:min-height="5.336cm" fo:min-width="5.536cm"/>
    </style:style>
    <style:style style:name="gr50" style:family="graphic" style:parent-style-name="standard">
      <style:graphic-properties draw:textarea-horizontal-align="justify" draw:textarea-vertical-align="middle" draw:auto-grow-height="false" fo:min-height="1.726cm" fo:min-width="5.826cm"/>
    </style:style>
    <style:style style:name="gr51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5pt" fo:font-weight="bold"/>
    </style:style>
    <style:style style:name="P7" style:family="paragraph">
      <style:text-properties fo:font-size="11pt" fo:font-weight="bold"/>
    </style:style>
    <style:style style:name="P8" style:family="paragraph">
      <style:text-properties fo:font-size="11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text-properties fo:font-size="10pt"/>
    </style:style>
    <style:style style:name="P11" style:family="paragraph">
      <style:paragraph-properties fo:text-align="center"/>
      <style:text-properties fo:font-size="16pt" fo:font-weight="bold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P13" style:family="paragraph">
      <style:text-properties fo:font-size="11pt" fo:font-weight="bold" style:font-size-asian="18pt" style:font-size-complex="18pt"/>
    </style:style>
    <style:style style:name="P14" style:family="paragraph">
      <style:paragraph-properties fo:text-align="center"/>
      <style:text-properties fo:font-size="11pt" fo:font-weight="bold" style:font-size-asian="18pt" style:font-size-complex="18pt"/>
    </style:style>
    <style:style style:name="P15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6" style:family="paragraph">
      <style:text-properties fo:font-size="11pt" style:font-size-asian="11pt" style:font-size-complex="11pt"/>
    </style:style>
    <style:style style:name="P17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/>
    </style:style>
    <style:style style:name="T4" style:family="text">
      <style:text-properties fo:font-size="20pt"/>
    </style:style>
    <style:style style:name="T5" style:family="text">
      <style:text-properties fo:font-size="15pt" fo:font-weight="bold"/>
    </style:style>
    <style:style style:name="T6" style:family="text">
      <style:text-properties fo:font-size="11pt" fo:font-weight="bold"/>
    </style:style>
    <style:style style:name="T7" style:family="text">
      <style:text-properties fo:font-size="11pt"/>
    </style:style>
    <style:style style:name="T8" style:family="text">
      <style:text-properties fo:font-size="6pt"/>
    </style:style>
    <style:style style:name="T9" style:family="text">
      <style:text-properties fo:font-size="10pt"/>
    </style:style>
    <style:style style:name="T10" style:family="text">
      <style:text-properties fo:font-size="16pt" fo:font-weight="bold" style:font-size-asian="18pt" style:font-size-complex="18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11pt" fo:font-weight="bold" style:font-size-asian="18pt" style:font-size-complex="18pt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cm" svg:height="10.5cm" svg:x="2.9cm" svg:y="1.4cm">
          <text:p text:style-name="P1"><text:span text:style-name="T1">GCSE Trigonometry and Pythagora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06cm" svg:height="3.701cm" draw:transform="skewX (-0.000349065850398855) rotate (-2.81661234686845) translate (17.705cm 7.10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1" draw:layer="layout" svg:x1="12.793cm" svg:y1="5.427cm" svg:x2="17.408cm" svg:y2="7.576cm">
          <text:p/>
        </draw:line>
        <draw:frame draw:style-name="gr4" draw:layer="layout" svg:width="2.792cm" svg:height="4.301cm" svg:x="14.5cm" svg:y="6.649cm">
          <draw:text-box>
            <text:p>5cm</text:p>
          </draw:text-box>
        </draw:frame>
        <draw:line draw:style-name="gr5" draw:text-style-name="P1" draw:layer="layout" svg:x1="14cm" svg:y1="4.5cm" svg:x2="13.977cm" svg:y2="5.3cm">
          <text:p/>
        </draw:line>
        <draw:frame draw:style-name="gr4" draw:layer="layout" svg:width="2.791cm" svg:height="4.301cm" draw:transform="rotate (-0.435808714222985) translate (13.95cm 4.4cm)">
          <draw:text-box>
            <text:p>a</text:p>
          </draw:text-box>
        </draw:frame>
        <draw:line draw:style-name="gr3" draw:text-style-name="P1" draw:layer="layout" svg:x1="16.991cm" svg:y1="3.817cm" svg:x2="17.985cm" svg:y2="6.807cm">
          <text:p/>
        </draw:line>
        <draw:frame draw:style-name="gr4" draw:layer="layout" svg:width="2.792cm" svg:height="4.301cm" draw:transform="rotate (-0.435808714222985) translate (17.869cm 4.619cm)">
          <draw:text-box>
            <text:p>x</text:p>
          </draw:text-box>
        </draw:frame>
        <draw:custom-shape draw:style-name="gr2" draw:text-style-name="P1" draw:layer="layout" svg:width="3.806cm" svg:height="3.701cm" draw:transform="skewX (-0.00034906585039888) rotate (-1.52279977236505) translate (7.597cm 6.1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1" draw:layer="layout" svg:x1="4.638cm" svg:y1="10.445cm" svg:x2="7.967cm" svg:y2="6.594cm">
          <text:p/>
        </draw:line>
        <draw:line draw:style-name="gr3" draw:text-style-name="P1" draw:layer="layout" svg:x1="4.237cm" svg:y1="5.967cm" svg:x2="7.385cm" svg:y2="5.829cm">
          <text:p/>
        </draw:line>
        <draw:custom-shape draw:style-name="gr6" draw:text-style-name="P1" draw:layer="layout" svg:width="6.8cm" svg:height="6.8cm" svg:x="7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8cm" svg:height="0.6cm" svg:x="10.316cm" svg:y="2.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6cm" svg:x="10.316cm" svg:y="4.2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8cm" svg:height="0.825cm" svg:x="7.816cm" svg:y="2.98cm">
          <draw:text-box>
            <text:p><text:span text:style-name="T2">Username</text:span>:</text:p>
          </draw:text-box>
        </draw:frame>
        <draw:frame draw:style-name="gr8" draw:layer="layout" svg:width="4.8cm" svg:height="0.825cm" svg:x="7.816cm" svg:y="4.205cm">
          <draw:text-box>
            <text:p><text:span text:style-name="T2">Password:</text:span></text:p>
          </draw:text-box>
        </draw:frame>
        <draw:frame draw:style-name="gr4" draw:layer="layout" svg:width="2.792cm" svg:height="4.301cm" draw:transform="rotate (0.943699526553334) translate (6.2cm 8.798cm)">
          <draw:text-box>
            <text:p>5cm</text:p>
          </draw:text-box>
        </draw:frame>
        <draw:line draw:style-name="gr5" draw:text-style-name="P1" draw:layer="layout" svg:x1="3.9cm" svg:y1="6.972cm" svg:x2="4.4cm" svg:y2="6.4cm">
          <text:p/>
        </draw:line>
        <draw:frame draw:style-name="gr4" draw:layer="layout" svg:width="2.792cm" svg:height="4.301cm" draw:transform="rotate (0.858003860280412) translate (5.1cm 5.642cm)">
          <draw:text-box>
            <text:p>x</text:p>
          </draw:text-box>
        </draw:frame>
        <draw:frame draw:style-name="gr9" draw:text-style-name="P3" draw:layer="layout" svg:width="5.1cm" svg:height="3.195cm" svg:x="7.9cm" svg:y="5.6cm">
          <draw:text-box>
            <text:p><text:span text:style-name="T2">Please log in with your username and password. Consult your administrator if you have forgotten your login details.</text:span></text:p>
          </draw:text-box>
        </draw:frame>
        <draw:custom-shape draw:style-name="gr10" draw:text-style-name="P1" draw:layer="layout" svg:width="5cm" svg:height="2.1cm" svg:x="8cm" svg:y="9.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4.2cm" svg:height="0.978cm" svg:x="9.5cm" svg:y="10.172cm">
          <draw:text-box>
            <text:p><text:span text:style-name="T3">Log in</text:span></text:p>
          </draw:text-box>
        </draw:frame>
        <draw:custom-shape draw:style-name="gr12" draw:text-style-name="P1" draw:layer="layout" svg:width="9.7cm" svg:height="5.6cm" svg:x="2.9cm" svg:y="13.5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3cm" svg:height="1.925cm" svg:x="5.6cm" svg:y="13.739cm">
          <draw:text-box>
            <text:p><text:span text:style-name="T4">Invalid login</text:span></text:p>
          </draw:text-box>
        </draw:frame>
        <draw:frame draw:style-name="gr14" draw:layer="layout" svg:width="8cm" svg:height="1.063cm" svg:x="3.8cm" svg:y="14.8cm">
          <draw:text-box>
            <text:p>Either your username or your password is incorrect, please try again.</text:p>
          </draw:text-box>
        </draw:frame>
        <draw:frame draw:style-name="gr14" draw:layer="layout" svg:width="8cm" svg:height="1.063cm" svg:x="3.8cm" svg:y="15.8cm">
          <draw:text-box>
            <text:p>If you have forgotten your login details, please speak to your administrator.</text:p>
          </draw:text-box>
        </draw:frame>
        <draw:custom-shape draw:style-name="gr15" draw:text-style-name="P1" draw:layer="layout" svg:width="3.6cm" svg:height="1.3cm" svg:x="5.8cm" svg:y="17.6cm">
          <text:p text:style-name="P1">O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g>
          <draw:g>
            <draw:custom-shape draw:style-name="gr16" draw:text-style-name="P2" draw:layer="layout" svg:width="15.2cm" svg:height="10.5cm" svg:x="2.9cm" svg:y="1.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5.1cm" svg:height="9.3cm" svg:x="8cm" svg:y="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3.7cm" svg:height="1.6cm" svg:x="8.7cm" svg:y="2.6cm">
              <text:p text:style-name="P1"><text:span text:style-name="T5">Lesson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3.7cm" svg:height="1.6cm" svg:x="8.7cm" svg:y="9.1cm">
              <text:p text:style-name="P1"><text:span text:style-name="T5">View Resul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3.7cm" svg:height="1.6cm" svg:x="8.7cm" svg:y="5.8cm">
              <text:p text:style-name="P1"><text:span text:style-name="T5">Homework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7" draw:layer="layout" svg:width="4.2cm" svg:height="2.511cm" svg:x="13.5cm" svg:y="1.839cm">
              <draw:text-box>
                <text:p><text:span text:style-name="T6">Account No: XXXX</text:span></text:p>
                <text:p><text:span text:style-name="T6">Username: XXXX</text:span></text:p>
                <text:p><text:span text:style-name="T6">Average Rating: X</text:span></text:p>
              </draw:text-box>
            </draw:frame>
            <draw:custom-shape draw:style-name="gr20" draw:text-style-name="P1" draw:layer="layout" svg:width="3.437cm" svg:height="3.343cm" draw:transform="skewX (-0.000523598775598367) rotate (-2.36753913033031) translate (17.996cm 7.288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frame draw:style-name="gr21" draw:text-style-name="P8" draw:layer="layout" svg:width="3.8cm" svg:height="0.783cm" svg:x="14.5cm" svg:y="6.167cm">
              <draw:text-box>
                <text:p><text:span text:style-name="T7">a</text:span><text:span text:style-name="T8">2</text:span><text:span text:style-name="T7"> + b</text:span><text:span text:style-name="T8">2</text:span><text:span text:style-name="T7"> = c</text:span><text:span text:style-name="T8">2</text:span></text:p>
              </draw:text-box>
            </draw:frame>
            <draw:custom-shape draw:style-name="gr22" draw:text-style-name="P9" draw:layer="layout" svg:width="4.7cm" svg:height="3.3cm" svg:x="3.1cm" svg:y="8.2cm">
              <text:p text:style-name="P1"><text:span text:style-name="T9">To view your</text:span></text:p>
              <text:p text:style-name="P1"><text:span text:style-name="T9">progress so far,</text:span></text:p>
              <text:p text:style-name="P1"><text:span text:style-name="T9"><text:s/></text:span><text:span text:style-name="T9">click here!</text:span>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9" draw:layer="layout" svg:width="4.7cm" svg:height="3.3cm" draw:transform="rotate (-3.1393237255622) translate (7.804cm 4.99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4" draw:text-style-name="P10" draw:layer="layout" svg:width="2.9cm" svg:height="1.927cm" svg:x="4.5cm" svg:y="2cm">
              <draw:text-box>
                <text:p><text:span text:style-name="T9">To view lessons and learn more, click here!</text:span></text:p>
              </draw:text-box>
            </draw:frame>
            <draw:custom-shape draw:style-name="gr25" draw:text-style-name="P9" draw:layer="layout" svg:width="4.7cm" svg:height="3.2cm" svg:x="3.1cm" svg:y="5cm">
              <text:p text:style-name="P1"><text:span text:style-name="T9">To access the </text:span></text:p>
              <text:p text:style-name="P1"><text:span text:style-name="T9">homework</text:span></text:p>
              <text:p text:style-name="P1"><text:span text:style-name="T9">set for you to</text:span></text:p>
              <text:p text:style-name="P1"><text:span text:style-name="T9">complete,</text:span></text:p>
              <text:p text:style-name="P1"><text:span text:style-name="T9"><text:s/></text:span><text:span text:style-name="T9">click here!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6" draw:layer="layout" svg:x1="6.6cm" svg:y1="3.3cm" svg:x2="8.7cm" svg:y2="3.3cm">
              <text:p/>
            </draw:line>
            <draw:line draw:style-name="gr26" draw:layer="layout" svg:x1="7.8cm" svg:y1="6.6cm" svg:x2="8.7cm" svg:y2="6.6cm">
              <text:p/>
            </draw:line>
            <draw:line draw:style-name="gr26" draw:layer="layout" svg:x1="6.6cm" svg:y1="9.9cm" svg:x2="8.7cm" svg:y2="9.9cm">
              <text:p/>
            </draw:line>
          </draw:g>
        </draw:g>
        <draw:g>
          <draw:custom-shape draw:style-name="gr16" draw:text-style-name="P2" draw:layer="layout" svg:width="15.2cm" svg:height="10.5cm" svg:x="2.9cm" svg:y="12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8cm" svg:height="2.2cm" svg:x="3.3cm" svg:y="12.9cm">
            <text:p text:style-name="P1"><text:span text:style-name="T10">Less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7.6cm" svg:height="9.9cm" svg:x="10.1cm" svg:y="1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3.4cm">
            <text:p text:style-name="P1">Easy Trig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4.8cm">
            <text:p text:style-name="P1">Easy Trig 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6.2cm">
            <text:p text:style-name="P1">Easy Trig 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20.4cm">
            <text:p text:style-name="P1">Medium Trig 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9cm">
            <text:p text:style-name="P1">Medium Trig 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7.6cm">
            <text:p text:style-name="P1">Medium Trig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layer="layout" svg:x1="13.8cm" svg:y1="21.7cm" svg:x2="13.8cm" svg:y2="22.7cm">
            <text:p/>
          </draw:line>
          <draw:custom-shape draw:style-name="gr30" draw:text-style-name="P1" draw:layer="layout" svg:width="0.4cm" svg:height="7.7cm" svg:x="17.2cm" svg:y="13.9cm">
            <text:p/>
            <draw:enhanced-geometry svg:viewBox="0 0 21600 21600" draw:type="rectangle" draw:enhanced-path="M 0 0 L 21600 0 21600 21600 0 21600 0 0 Z N"/>
          </draw:custom-shape>
          <draw:line draw:style-name="gr31" draw:layer="layout" svg:x1="17.3cm" svg:y1="16.1cm" svg:x2="17.5cm" svg:y2="16.1cm">
            <text:p/>
          </draw:line>
          <draw:line draw:style-name="gr31" draw:layer="layout" svg:x1="17.3cm" svg:y1="17cm" svg:x2="17.5cm" svg:y2="17cm">
            <text:p/>
          </draw:line>
          <draw:line draw:style-name="gr31" draw:layer="layout" svg:x1="17.3cm" svg:y1="16.7cm" svg:x2="17.5cm" svg:y2="16.7cm">
            <text:p/>
          </draw:line>
          <draw:line draw:style-name="gr31" draw:layer="layout" svg:x1="17.3cm" svg:y1="16.4cm" svg:x2="17.5cm" svg:y2="16.4cm">
            <text:p/>
          </draw:line>
          <draw:line draw:style-name="gr31" draw:layer="layout" svg:x1="17.2cm" svg:y1="18.4cm" svg:x2="17.6cm" svg:y2="18.4cm">
            <text:p/>
          </draw:line>
          <draw:line draw:style-name="gr31" draw:layer="layout" svg:x1="17.2cm" svg:y1="14.7cm" svg:x2="17.6cm" svg:y2="14.7cm">
            <text:p/>
          </draw:line>
          <draw:line draw:style-name="gr26" draw:layer="layout" svg:x1="18.9cm" svg:y1="15cm" svg:x2="17.6cm" svg:y2="16.4cm">
            <text:p/>
          </draw:line>
          <draw:frame draw:style-name="gr32" draw:layer="layout" svg:width="1.9cm" svg:height="0.707cm" svg:x="18.1cm" svg:y="14.3cm">
            <draw:text-box>
              <text:p>Scroll Bar</text:p>
            </draw:text-box>
          </draw:frame>
          <draw:frame draw:style-name="gr14" draw:layer="layout" svg:width="2.4cm" svg:height="1.063cm" svg:x="14cm" svg:y="21.9cm">
            <draw:text-box>
              <text:p>More buttons</text:p>
            </draw:text-box>
          </draw:frame>
          <draw:frame draw:style-name="gr33" draw:text-style-name="P12" draw:layer="layout" svg:width="5.8cm" svg:height="4.7cm" svg:x="3.3cm" svg:y="15.7cm">
            <draw:text-box>
              <text:p><text:span text:style-name="T11">Please select a topic</text:span></text:p>
            </draw:text-box>
          </draw:frame>
          <draw:custom-shape draw:style-name="gr34" draw:text-style-name="P1" draw:layer="layout" svg:width="5.5cm" svg:height="5.5cm" svg:x="3.7cm" svg:y="16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layer="layout" svg:x1="6.7cm" svg:y1="17.9cm" svg:x2="5.3cm" svg:y2="20.7cm">
          <text:p/>
        </draw:line>
        <draw:frame draw:style-name="gr35" draw:layer="layout" svg:width="3.3cm" svg:height="0.9cm" svg:x="5.8cm" svg:y="16.8cm">
          <draw:text-box>
            <text:p>Relevant Picture</text:p>
          </draw:text-box>
        </draw:frame>
      </draw:page>
      <draw:page draw:name="page3" draw:style-name="dp1" draw:master-page-name="Default">
        <draw:custom-shape draw:style-name="gr16" draw:text-style-name="P2" draw:layer="layout" svg:width="15.2cm" svg:height="10.5cm" svg:x="2.8cm" svg:y="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5.8cm" svg:height="2.2cm" svg:x="3.2cm" svg:y="1.8cm">
          <text:p text:style-name="P1"><text:span text:style-name="T10">Ho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7.6cm" svg:height="9.9cm" svg:x="10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2.3cm">
          <text:p text:style-name="P1">Easy Trig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3.7cm">
          <text:p text:style-name="P1">Easy Trig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5.1cm">
          <text:p text:style-name="P1">Easy Trig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9.3cm">
          <text:p text:style-name="P1">Medium Trig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7.9cm">
          <text:p text:style-name="P1">Medium Trig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6.5cm">
          <text:p text:style-name="P1">Medium Trig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layer="layout" svg:x1="13.7cm" svg:y1="10.6cm" svg:x2="13.7cm" svg:y2="11.6cm">
          <text:p/>
        </draw:line>
        <draw:custom-shape draw:style-name="gr30" draw:text-style-name="P1" draw:layer="layout" svg:width="0.4cm" svg:height="7.7cm" svg:x="17.1cm" svg:y="2.8cm">
          <text:p/>
          <draw:enhanced-geometry svg:viewBox="0 0 21600 21600" draw:type="rectangle" draw:enhanced-path="M 0 0 L 21600 0 21600 21600 0 21600 0 0 Z N"/>
        </draw:custom-shape>
        <draw:line draw:style-name="gr31" draw:layer="layout" svg:x1="17.2cm" svg:y1="5cm" svg:x2="17.4cm" svg:y2="5cm">
          <text:p/>
        </draw:line>
        <draw:line draw:style-name="gr31" draw:layer="layout" svg:x1="17.2cm" svg:y1="5.9cm" svg:x2="17.4cm" svg:y2="5.9cm">
          <text:p/>
        </draw:line>
        <draw:line draw:style-name="gr31" draw:layer="layout" svg:x1="17.2cm" svg:y1="5.6cm" svg:x2="17.4cm" svg:y2="5.6cm">
          <text:p/>
        </draw:line>
        <draw:line draw:style-name="gr31" draw:layer="layout" svg:x1="17.2cm" svg:y1="5.3cm" svg:x2="17.4cm" svg:y2="5.3cm">
          <text:p/>
        </draw:line>
        <draw:line draw:style-name="gr31" draw:layer="layout" svg:x1="17.1cm" svg:y1="7.3cm" svg:x2="17.5cm" svg:y2="7.3cm">
          <text:p/>
        </draw:line>
        <draw:line draw:style-name="gr31" draw:layer="layout" svg:x1="17.1cm" svg:y1="3.6cm" svg:x2="17.5cm" svg:y2="3.6cm">
          <text:p/>
        </draw:line>
        <draw:line draw:style-name="gr26" draw:layer="layout" svg:x1="18.8cm" svg:y1="3.9cm" svg:x2="17.5cm" svg:y2="5.3cm">
          <text:p/>
        </draw:line>
        <draw:frame draw:style-name="gr32" draw:layer="layout" svg:width="1.9cm" svg:height="0.707cm" svg:x="18cm" svg:y="3.2cm">
          <draw:text-box>
            <text:p>Scroll Bar</text:p>
          </draw:text-box>
        </draw:frame>
        <draw:frame draw:style-name="gr14" draw:layer="layout" svg:width="2.4cm" svg:height="1.063cm" svg:x="13.9cm" svg:y="10.8cm">
          <draw:text-box>
            <text:p>More buttons</text:p>
          </draw:text-box>
        </draw:frame>
        <draw:custom-shape draw:style-name="gr36" draw:text-style-name="P1" draw:layer="layout" svg:width="5.6cm" svg:height="5.8cm" svg:x="3.3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4.4cm" svg:height="1.1cm" svg:x="3.9cm" svg:y="6.3cm">
          <text:p text:style-name="P1">Easy Trig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4.4cm" svg:height="1.1cm" svg:x="3.9cm" svg:y="7.6cm">
          <text:p text:style-name="P1">Easy Trig 3 cos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4.4cm" svg:height="1.1cm" svg:x="3.9cm" svg:y="8.9cm">
          <text:p text:style-name="P1">Medium Trig 2 s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4.4cm" svg:height="1.1cm" svg:x="3.9cm" svg:y="10.2cm">
          <text:p text:style-name="P1">Medium Pythagoras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3" draw:layer="layout" svg:width="6.4cm" svg:height="1.215cm" svg:x="3cm" svg:y="4.585cm">
          <draw:text-box>
            <text:p><text:span text:style-name="T12">Set by teacher to be completed:</text:span></text:p>
          </draw:text-box>
        </draw:frame>
        <draw:g>
          <draw:custom-shape draw:style-name="gr16" draw:text-style-name="P2" draw:layer="layout" svg:width="15.2cm" svg:height="10.5cm" svg:x="2.9cm" svg:y="12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8cm" svg:height="2.2cm" svg:x="3.3cm" svg:y="12.9cm">
            <text:p text:style-name="P1"><text:span text:style-name="T10">Easy Trig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7.6cm" svg:height="9.9cm" svg:x="10.1cm" svg:y="1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3.4cm">
            <text:p text:style-name="P1">Easy Trig 1.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4.8cm">
            <text:p text:style-name="P1">Easy Trig 1.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6.2cm">
            <text:p text:style-name="P1">Easy Trig 1.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20.4cm">
            <text:p text:style-name="P1">Etceter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9cm">
            <text:p text:style-name="P1">Easy Trig 1.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7.6cm">
            <text:p text:style-name="P1">Easy Trig 1.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layer="layout" svg:x1="13.8cm" svg:y1="21.7cm" svg:x2="13.8cm" svg:y2="22.7cm">
            <text:p/>
          </draw:line>
          <draw:custom-shape draw:style-name="gr30" draw:text-style-name="P1" draw:layer="layout" svg:width="0.4cm" svg:height="7.7cm" svg:x="17.2cm" svg:y="13.9cm">
            <text:p/>
            <draw:enhanced-geometry svg:viewBox="0 0 21600 21600" draw:type="rectangle" draw:enhanced-path="M 0 0 L 21600 0 21600 21600 0 21600 0 0 Z N"/>
          </draw:custom-shape>
          <draw:line draw:style-name="gr31" draw:layer="layout" svg:x1="17.3cm" svg:y1="16.1cm" svg:x2="17.5cm" svg:y2="16.1cm">
            <text:p/>
          </draw:line>
          <draw:line draw:style-name="gr31" draw:layer="layout" svg:x1="17.3cm" svg:y1="17cm" svg:x2="17.5cm" svg:y2="17cm">
            <text:p/>
          </draw:line>
          <draw:line draw:style-name="gr31" draw:layer="layout" svg:x1="17.3cm" svg:y1="16.7cm" svg:x2="17.5cm" svg:y2="16.7cm">
            <text:p/>
          </draw:line>
          <draw:line draw:style-name="gr31" draw:layer="layout" svg:x1="17.3cm" svg:y1="16.4cm" svg:x2="17.5cm" svg:y2="16.4cm">
            <text:p/>
          </draw:line>
          <draw:line draw:style-name="gr31" draw:layer="layout" svg:x1="17.2cm" svg:y1="18.4cm" svg:x2="17.6cm" svg:y2="18.4cm">
            <text:p/>
          </draw:line>
          <draw:line draw:style-name="gr31" draw:layer="layout" svg:x1="17.2cm" svg:y1="14.7cm" svg:x2="17.6cm" svg:y2="14.7cm">
            <text:p/>
          </draw:line>
          <draw:line draw:style-name="gr26" draw:layer="layout" svg:x1="18.9cm" svg:y1="15cm" svg:x2="17.6cm" svg:y2="16.4cm">
            <text:p/>
          </draw:line>
          <draw:frame draw:style-name="gr32" draw:layer="layout" svg:width="1.9cm" svg:height="0.707cm" svg:x="18.1cm" svg:y="14.3cm">
            <draw:text-box>
              <text:p>Scroll Bar</text:p>
            </draw:text-box>
          </draw:frame>
          <draw:frame draw:style-name="gr14" draw:layer="layout" svg:width="2.4cm" svg:height="1.063cm" svg:x="14cm" svg:y="21.9cm">
            <draw:text-box>
              <text:p>More buttons</text:p>
            </draw:text-box>
          </draw:frame>
          <draw:frame draw:style-name="gr33" draw:text-style-name="P12" draw:layer="layout" svg:width="5.8cm" svg:height="4.7cm" svg:x="3.3cm" svg:y="15.7cm">
            <draw:text-box>
              <text:p><text:span text:style-name="T11">Please select a topic</text:span></text:p>
            </draw:text-box>
          </draw:frame>
          <draw:custom-shape draw:style-name="gr34" draw:text-style-name="P1" draw:layer="layout" svg:width="5.5cm" svg:height="5.5cm" svg:x="3.7cm" svg:y="16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layer="layout" svg:x1="6.8cm" svg:y1="18.3cm" svg:x2="5.3cm" svg:y2="21cm">
          <text:p/>
        </draw:line>
        <draw:frame draw:style-name="gr39" draw:layer="layout" svg:width="3.6cm" svg:height="1cm" svg:x="5.6cm" svg:y="17.5cm">
          <draw:text-box>
            <text:p>Relevant Picture</text:p>
          </draw:text-box>
        </draw:frame>
      </draw:page>
      <draw:page draw:name="page4" draw:style-name="dp1" draw:master-page-name="Default">
        <draw:g>
          <draw:custom-shape draw:style-name="gr16" draw:text-style-name="P2" draw:layer="layout" svg:width="15.2cm" svg:height="10.5cm" svg:x="2.7cm" svg:y="1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8cm" svg:height="2.2cm" svg:x="3.1cm" svg:y="1.8cm">
            <text:p text:style-name="P1"><text:span text:style-name="T10">Easy Trig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7.6cm" svg:height="9.9cm" svg:x="9.9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2.3cm">
            <text:p text:style-name="P1">Easy Trig 2.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3.7cm">
            <text:p text:style-name="P1">Easy Trig 2.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5.1cm">
            <text:p text:style-name="P1">Easy Trig 2.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9.3cm">
            <text:p text:style-name="P1">Etceter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7.9cm">
            <text:p text:style-name="P1">Easy Trig 2.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6.5cm">
            <text:p text:style-name="P1">Easy Trig 2.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layer="layout" svg:x1="13.6cm" svg:y1="10.6cm" svg:x2="13.6cm" svg:y2="11.6cm">
            <text:p/>
          </draw:line>
          <draw:custom-shape draw:style-name="gr30" draw:text-style-name="P1" draw:layer="layout" svg:width="0.4cm" svg:height="7.7cm" svg:x="17cm" svg:y="2.8cm">
            <text:p/>
            <draw:enhanced-geometry svg:viewBox="0 0 21600 21600" draw:type="rectangle" draw:enhanced-path="M 0 0 L 21600 0 21600 21600 0 21600 0 0 Z N"/>
          </draw:custom-shape>
          <draw:line draw:style-name="gr31" draw:layer="layout" svg:x1="17.1cm" svg:y1="5cm" svg:x2="17.3cm" svg:y2="5cm">
            <text:p/>
          </draw:line>
          <draw:line draw:style-name="gr31" draw:layer="layout" svg:x1="17.1cm" svg:y1="5.9cm" svg:x2="17.3cm" svg:y2="5.9cm">
            <text:p/>
          </draw:line>
          <draw:line draw:style-name="gr31" draw:layer="layout" svg:x1="17.1cm" svg:y1="5.6cm" svg:x2="17.3cm" svg:y2="5.6cm">
            <text:p/>
          </draw:line>
          <draw:line draw:style-name="gr31" draw:layer="layout" svg:x1="17.1cm" svg:y1="5.3cm" svg:x2="17.3cm" svg:y2="5.3cm">
            <text:p/>
          </draw:line>
          <draw:line draw:style-name="gr31" draw:layer="layout" svg:x1="17cm" svg:y1="7.3cm" svg:x2="17.4cm" svg:y2="7.3cm">
            <text:p/>
          </draw:line>
          <draw:line draw:style-name="gr31" draw:layer="layout" svg:x1="17cm" svg:y1="3.6cm" svg:x2="17.4cm" svg:y2="3.6cm">
            <text:p/>
          </draw:line>
          <draw:line draw:style-name="gr26" draw:layer="layout" svg:x1="18.7cm" svg:y1="3.9cm" svg:x2="17.4cm" svg:y2="5.3cm">
            <text:p/>
          </draw:line>
          <draw:frame draw:style-name="gr32" draw:layer="layout" svg:width="1.9cm" svg:height="0.707cm" svg:x="17.9cm" svg:y="3.2cm">
            <draw:text-box>
              <text:p>Scroll Bar</text:p>
            </draw:text-box>
          </draw:frame>
          <draw:frame draw:style-name="gr14" draw:layer="layout" svg:width="2.4cm" svg:height="1.063cm" svg:x="13.8cm" svg:y="10.8cm">
            <draw:text-box>
              <text:p>More buttons</text:p>
            </draw:text-box>
          </draw:frame>
          <draw:frame draw:style-name="gr33" draw:text-style-name="P12" draw:layer="layout" svg:width="5.8cm" svg:height="4.7cm" svg:x="3.1cm" svg:y="4.6cm">
            <draw:text-box>
              <text:p><text:span text:style-name="T11">Please select a topic</text:span></text:p>
            </draw:text-box>
          </draw:frame>
          <draw:custom-shape draw:style-name="gr34" draw:text-style-name="P1" draw:layer="layout" svg:width="5.5cm" svg:height="5.5cm" svg:x="3.5cm" svg:y="5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layer="layout" svg:x1="6.6cm" svg:y1="7.2cm" svg:x2="5.1cm" svg:y2="9.9cm">
          <text:p/>
        </draw:line>
        <draw:frame draw:style-name="gr39" draw:layer="layout" svg:width="3.6cm" svg:height="1cm" svg:x="5.4cm" svg:y="6.4cm">
          <draw:text-box>
            <text:p>Relevant Picture</text:p>
          </draw:text-box>
        </draw:frame>
        <draw:g>
          <draw:custom-shape draw:style-name="gr16" draw:text-style-name="P2" draw:layer="layout" svg:width="15.2cm" svg:height="10.5cm" svg:x="2.7cm" svg:y="12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8cm" svg:height="2.2cm" svg:x="3.1cm" svg:y="12.9cm">
            <text:p text:style-name="P1"><text:span text:style-name="T10">Easy Trig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7.6cm" svg:height="9.9cm" svg:x="9.9cm" svg:y="1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13.4cm">
            <text:p text:style-name="P1">Easy Trig 3.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14.8cm">
            <text:p text:style-name="P1">Easy Trig 3.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16.2cm">
            <text:p text:style-name="P1">Easy Trig 3.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20.4cm">
            <text:p text:style-name="P1">Etceter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19cm">
            <text:p text:style-name="P1">Easy Trig 3.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6cm" svg:y="17.6cm">
            <text:p text:style-name="P1">Easy Trig 3.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layer="layout" svg:x1="13.6cm" svg:y1="21.7cm" svg:x2="13.6cm" svg:y2="22.7cm">
            <text:p/>
          </draw:line>
          <draw:custom-shape draw:style-name="gr30" draw:text-style-name="P1" draw:layer="layout" svg:width="0.4cm" svg:height="7.7cm" svg:x="17cm" svg:y="13.9cm">
            <text:p/>
            <draw:enhanced-geometry svg:viewBox="0 0 21600 21600" draw:type="rectangle" draw:enhanced-path="M 0 0 L 21600 0 21600 21600 0 21600 0 0 Z N"/>
          </draw:custom-shape>
          <draw:line draw:style-name="gr31" draw:layer="layout" svg:x1="17.1cm" svg:y1="16.1cm" svg:x2="17.3cm" svg:y2="16.1cm">
            <text:p/>
          </draw:line>
          <draw:line draw:style-name="gr31" draw:layer="layout" svg:x1="17.1cm" svg:y1="17cm" svg:x2="17.3cm" svg:y2="17cm">
            <text:p/>
          </draw:line>
          <draw:line draw:style-name="gr31" draw:layer="layout" svg:x1="17.1cm" svg:y1="16.7cm" svg:x2="17.3cm" svg:y2="16.7cm">
            <text:p/>
          </draw:line>
          <draw:line draw:style-name="gr31" draw:layer="layout" svg:x1="17.1cm" svg:y1="16.4cm" svg:x2="17.3cm" svg:y2="16.4cm">
            <text:p/>
          </draw:line>
          <draw:line draw:style-name="gr31" draw:layer="layout" svg:x1="17cm" svg:y1="18.4cm" svg:x2="17.4cm" svg:y2="18.4cm">
            <text:p/>
          </draw:line>
          <draw:line draw:style-name="gr31" draw:layer="layout" svg:x1="17cm" svg:y1="14.7cm" svg:x2="17.4cm" svg:y2="14.7cm">
            <text:p/>
          </draw:line>
          <draw:line draw:style-name="gr26" draw:layer="layout" svg:x1="18.7cm" svg:y1="15cm" svg:x2="17.4cm" svg:y2="16.4cm">
            <text:p/>
          </draw:line>
          <draw:frame draw:style-name="gr32" draw:layer="layout" svg:width="1.9cm" svg:height="0.707cm" svg:x="17.9cm" svg:y="14.3cm">
            <draw:text-box>
              <text:p>Scroll Bar</text:p>
            </draw:text-box>
          </draw:frame>
          <draw:frame draw:style-name="gr14" draw:layer="layout" svg:width="2.4cm" svg:height="1.063cm" svg:x="13.8cm" svg:y="21.9cm">
            <draw:text-box>
              <text:p>More buttons</text:p>
            </draw:text-box>
          </draw:frame>
          <draw:frame draw:style-name="gr33" draw:text-style-name="P12" draw:layer="layout" svg:width="5.8cm" svg:height="4.7cm" svg:x="3.1cm" svg:y="15.7cm">
            <draw:text-box>
              <text:p><text:span text:style-name="T11">Please select a topic</text:span></text:p>
            </draw:text-box>
          </draw:frame>
          <draw:custom-shape draw:style-name="gr34" draw:text-style-name="P1" draw:layer="layout" svg:width="5.5cm" svg:height="5.5cm" svg:x="3.5cm" svg:y="16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layer="layout" svg:x1="6.6cm" svg:y1="18.3cm" svg:x2="5.1cm" svg:y2="21cm">
          <text:p/>
        </draw:line>
        <draw:frame draw:style-name="gr39" draw:layer="layout" svg:width="3.6cm" svg:height="1cm" svg:x="5.4cm" svg:y="17.5cm">
          <draw:text-box>
            <text:p>Relevant Picture</text:p>
          </draw:text-box>
        </draw:frame>
      </draw:page>
      <draw:page draw:name="page5" draw:style-name="dp1" draw:master-page-name="Default">
        <draw:g>
          <draw:custom-shape draw:style-name="gr16" draw:text-style-name="P2" draw:layer="layout" svg:width="15.2cm" svg:height="10.5cm" svg:x="2.5cm" svg:y="1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8cm" svg:height="2.2cm" svg:x="2.9cm" svg:y="1.9cm">
            <text:p text:style-name="P1"><text:span text:style-name="T10">Medium Trig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7.6cm" svg:height="9.9cm" svg:x="9.7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2.4cm">
            <text:p text:style-name="P1">Medium Trig 1.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3.8cm">
            <text:p text:style-name="P1">Medium Trig 1.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5.2cm">
            <text:p text:style-name="P1">Medium Trig 1.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9.4cm">
            <text:p text:style-name="P1">Etceter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8cm">
            <text:p text:style-name="P1">Medium Trig 1.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6.6cm">
            <text:p text:style-name="P1">Medium Trig 1.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layer="layout" svg:x1="13.4cm" svg:y1="10.7cm" svg:x2="13.4cm" svg:y2="11.7cm">
            <text:p/>
          </draw:line>
          <draw:custom-shape draw:style-name="gr30" draw:text-style-name="P1" draw:layer="layout" svg:width="0.4cm" svg:height="7.7cm" svg:x="16.8cm" svg:y="2.9cm">
            <text:p/>
            <draw:enhanced-geometry svg:viewBox="0 0 21600 21600" draw:type="rectangle" draw:enhanced-path="M 0 0 L 21600 0 21600 21600 0 21600 0 0 Z N"/>
          </draw:custom-shape>
          <draw:line draw:style-name="gr31" draw:layer="layout" svg:x1="16.9cm" svg:y1="5.1cm" svg:x2="17.1cm" svg:y2="5.1cm">
            <text:p/>
          </draw:line>
          <draw:line draw:style-name="gr31" draw:layer="layout" svg:x1="16.9cm" svg:y1="6cm" svg:x2="17.1cm" svg:y2="6cm">
            <text:p/>
          </draw:line>
          <draw:line draw:style-name="gr31" draw:layer="layout" svg:x1="16.9cm" svg:y1="5.7cm" svg:x2="17.1cm" svg:y2="5.7cm">
            <text:p/>
          </draw:line>
          <draw:line draw:style-name="gr31" draw:layer="layout" svg:x1="16.9cm" svg:y1="5.4cm" svg:x2="17.1cm" svg:y2="5.4cm">
            <text:p/>
          </draw:line>
          <draw:line draw:style-name="gr31" draw:layer="layout" svg:x1="16.8cm" svg:y1="7.4cm" svg:x2="17.2cm" svg:y2="7.4cm">
            <text:p/>
          </draw:line>
          <draw:line draw:style-name="gr31" draw:layer="layout" svg:x1="16.8cm" svg:y1="3.7cm" svg:x2="17.2cm" svg:y2="3.7cm">
            <text:p/>
          </draw:line>
          <draw:line draw:style-name="gr26" draw:layer="layout" svg:x1="18.5cm" svg:y1="4cm" svg:x2="17.2cm" svg:y2="5.4cm">
            <text:p/>
          </draw:line>
          <draw:frame draw:style-name="gr32" draw:layer="layout" svg:width="1.9cm" svg:height="0.707cm" svg:x="17.7cm" svg:y="3.3cm">
            <draw:text-box>
              <text:p>Scroll Bar</text:p>
            </draw:text-box>
          </draw:frame>
          <draw:frame draw:style-name="gr14" draw:layer="layout" svg:width="2.4cm" svg:height="1.063cm" svg:x="13.6cm" svg:y="10.9cm">
            <draw:text-box>
              <text:p>More buttons</text:p>
            </draw:text-box>
          </draw:frame>
          <draw:frame draw:style-name="gr33" draw:text-style-name="P12" draw:layer="layout" svg:width="5.8cm" svg:height="4.7cm" svg:x="2.9cm" svg:y="4.7cm">
            <draw:text-box>
              <text:p><text:span text:style-name="T11">Please select a topic</text:span></text:p>
            </draw:text-box>
          </draw:frame>
          <draw:custom-shape draw:style-name="gr34" draw:text-style-name="P1" draw:layer="layout" svg:width="5.5cm" svg:height="5.5cm" svg:x="3.3cm" svg:y="5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layer="layout" svg:x1="6.4cm" svg:y1="7.3cm" svg:x2="4.9cm" svg:y2="10cm">
          <text:p/>
        </draw:line>
        <draw:frame draw:style-name="gr39" draw:layer="layout" svg:width="3.6cm" svg:height="1cm" svg:x="5.2cm" svg:y="6.5cm">
          <draw:text-box>
            <text:p>Relevant Picture</text:p>
          </draw:text-box>
        </draw:frame>
        <draw:g>
          <draw:custom-shape draw:style-name="gr16" draw:text-style-name="P2" draw:layer="layout" svg:width="15.2cm" svg:height="10.5cm" svg:x="2.5cm" svg:y="12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8cm" svg:height="2.2cm" svg:x="2.9cm" svg:y="12.8cm">
            <text:p text:style-name="P1"><text:span text:style-name="T10">Medium Trig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7.6cm" svg:height="9.9cm" svg:x="9.7cm" svg:y="1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13.3cm">
            <text:p text:style-name="P1">Medium Trig 2.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14.7cm">
            <text:p text:style-name="P1">Medium Trig 2.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16.1cm">
            <text:p text:style-name="P1">Medium Trig 2.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20.3cm">
            <text:p text:style-name="P1">Etceter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18.9cm">
            <text:p text:style-name="P1">Medium Trig 2.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17.5cm">
            <text:p text:style-name="P1">Medium Trig 2.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layer="layout" svg:x1="13.4cm" svg:y1="21.6cm" svg:x2="13.4cm" svg:y2="22.6cm">
            <text:p/>
          </draw:line>
          <draw:custom-shape draw:style-name="gr30" draw:text-style-name="P1" draw:layer="layout" svg:width="0.4cm" svg:height="7.7cm" svg:x="16.8cm" svg:y="13.8cm">
            <text:p/>
            <draw:enhanced-geometry svg:viewBox="0 0 21600 21600" draw:type="rectangle" draw:enhanced-path="M 0 0 L 21600 0 21600 21600 0 21600 0 0 Z N"/>
          </draw:custom-shape>
          <draw:line draw:style-name="gr31" draw:layer="layout" svg:x1="16.9cm" svg:y1="16cm" svg:x2="17.1cm" svg:y2="16cm">
            <text:p/>
          </draw:line>
          <draw:line draw:style-name="gr31" draw:layer="layout" svg:x1="16.9cm" svg:y1="16.9cm" svg:x2="17.1cm" svg:y2="16.9cm">
            <text:p/>
          </draw:line>
          <draw:line draw:style-name="gr31" draw:layer="layout" svg:x1="16.9cm" svg:y1="16.6cm" svg:x2="17.1cm" svg:y2="16.6cm">
            <text:p/>
          </draw:line>
          <draw:line draw:style-name="gr31" draw:layer="layout" svg:x1="16.9cm" svg:y1="16.3cm" svg:x2="17.1cm" svg:y2="16.3cm">
            <text:p/>
          </draw:line>
          <draw:line draw:style-name="gr31" draw:layer="layout" svg:x1="16.8cm" svg:y1="18.3cm" svg:x2="17.2cm" svg:y2="18.3cm">
            <text:p/>
          </draw:line>
          <draw:line draw:style-name="gr31" draw:layer="layout" svg:x1="16.8cm" svg:y1="14.6cm" svg:x2="17.2cm" svg:y2="14.6cm">
            <text:p/>
          </draw:line>
          <draw:line draw:style-name="gr26" draw:layer="layout" svg:x1="18.5cm" svg:y1="14.9cm" svg:x2="17.2cm" svg:y2="16.3cm">
            <text:p/>
          </draw:line>
          <draw:frame draw:style-name="gr32" draw:layer="layout" svg:width="1.9cm" svg:height="0.707cm" svg:x="17.7cm" svg:y="14.2cm">
            <draw:text-box>
              <text:p>Scroll Bar</text:p>
            </draw:text-box>
          </draw:frame>
          <draw:frame draw:style-name="gr14" draw:layer="layout" svg:width="2.4cm" svg:height="1.063cm" svg:x="13.6cm" svg:y="21.8cm">
            <draw:text-box>
              <text:p>More buttons</text:p>
            </draw:text-box>
          </draw:frame>
          <draw:frame draw:style-name="gr33" draw:text-style-name="P12" draw:layer="layout" svg:width="5.8cm" svg:height="4.7cm" svg:x="2.9cm" svg:y="15.6cm">
            <draw:text-box>
              <text:p><text:span text:style-name="T11">Please select a topic</text:span></text:p>
            </draw:text-box>
          </draw:frame>
          <draw:custom-shape draw:style-name="gr34" draw:text-style-name="P1" draw:layer="layout" svg:width="5.5cm" svg:height="5.5cm" svg:x="3.3cm" svg:y="16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layer="layout" svg:x1="6.4cm" svg:y1="18.2cm" svg:x2="4.9cm" svg:y2="20.9cm">
          <text:p/>
        </draw:line>
        <draw:frame draw:style-name="gr39" draw:layer="layout" svg:width="3.6cm" svg:height="1cm" svg:x="5.2cm" svg:y="17.4cm">
          <draw:text-box>
            <text:p>Relevant Picture</text:p>
          </draw:text-box>
        </draw:frame>
      </draw:page>
      <draw:page draw:name="page6" draw:style-name="dp1" draw:master-page-name="Default">
        <draw:g>
          <draw:custom-shape draw:style-name="gr16" draw:text-style-name="P2" draw:layer="layout" svg:width="15.2cm" svg:height="10.5cm" svg:x="2.5cm" svg:y="1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8cm" svg:height="2.2cm" svg:x="2.9cm" svg:y="1.9cm">
            <text:p text:style-name="P1"><text:span text:style-name="T10">Medium Trig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7.6cm" svg:height="9.9cm" svg:x="9.7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2.4cm">
            <text:p text:style-name="P1">Medium Trig 3.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3.8cm">
            <text:p text:style-name="P1">Medium Trig 3.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5.2cm">
            <text:p text:style-name="P1">Medium Trig 3.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9.4cm">
            <text:p text:style-name="P1">Etceter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8cm">
            <text:p text:style-name="P1">Medium Trig 3.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4cm" svg:y="6.6cm">
            <text:p text:style-name="P1">Medium Trig 3.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layer="layout" svg:x1="13.4cm" svg:y1="10.7cm" svg:x2="13.4cm" svg:y2="11.7cm">
            <text:p/>
          </draw:line>
          <draw:custom-shape draw:style-name="gr30" draw:text-style-name="P1" draw:layer="layout" svg:width="0.4cm" svg:height="7.7cm" svg:x="16.8cm" svg:y="2.9cm">
            <text:p/>
            <draw:enhanced-geometry svg:viewBox="0 0 21600 21600" draw:type="rectangle" draw:enhanced-path="M 0 0 L 21600 0 21600 21600 0 21600 0 0 Z N"/>
          </draw:custom-shape>
          <draw:line draw:style-name="gr31" draw:layer="layout" svg:x1="16.9cm" svg:y1="5.1cm" svg:x2="17.1cm" svg:y2="5.1cm">
            <text:p/>
          </draw:line>
          <draw:line draw:style-name="gr31" draw:layer="layout" svg:x1="16.9cm" svg:y1="6cm" svg:x2="17.1cm" svg:y2="6cm">
            <text:p/>
          </draw:line>
          <draw:line draw:style-name="gr31" draw:layer="layout" svg:x1="16.9cm" svg:y1="5.7cm" svg:x2="17.1cm" svg:y2="5.7cm">
            <text:p/>
          </draw:line>
          <draw:line draw:style-name="gr31" draw:layer="layout" svg:x1="16.9cm" svg:y1="5.4cm" svg:x2="17.1cm" svg:y2="5.4cm">
            <text:p/>
          </draw:line>
          <draw:line draw:style-name="gr31" draw:layer="layout" svg:x1="16.8cm" svg:y1="7.4cm" svg:x2="17.2cm" svg:y2="7.4cm">
            <text:p/>
          </draw:line>
          <draw:line draw:style-name="gr31" draw:layer="layout" svg:x1="16.8cm" svg:y1="3.7cm" svg:x2="17.2cm" svg:y2="3.7cm">
            <text:p/>
          </draw:line>
          <draw:line draw:style-name="gr26" draw:layer="layout" svg:x1="18.5cm" svg:y1="4cm" svg:x2="17.2cm" svg:y2="5.4cm">
            <text:p/>
          </draw:line>
          <draw:frame draw:style-name="gr32" draw:layer="layout" svg:width="1.9cm" svg:height="0.707cm" svg:x="17.7cm" svg:y="3.3cm">
            <draw:text-box>
              <text:p>Scroll Bar</text:p>
            </draw:text-box>
          </draw:frame>
          <draw:frame draw:style-name="gr14" draw:layer="layout" svg:width="2.4cm" svg:height="1.063cm" svg:x="13.6cm" svg:y="10.9cm">
            <draw:text-box>
              <text:p>More buttons</text:p>
            </draw:text-box>
          </draw:frame>
          <draw:frame draw:style-name="gr33" draw:text-style-name="P12" draw:layer="layout" svg:width="5.8cm" svg:height="4.7cm" svg:x="2.9cm" svg:y="4.7cm">
            <draw:text-box>
              <text:p><text:span text:style-name="T11">Please select a topic</text:span></text:p>
            </draw:text-box>
          </draw:frame>
          <draw:custom-shape draw:style-name="gr34" draw:text-style-name="P1" draw:layer="layout" svg:width="5.5cm" svg:height="5.5cm" svg:x="3.3cm" svg:y="5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layer="layout" svg:x1="6.4cm" svg:y1="7.3cm" svg:x2="4.9cm" svg:y2="10cm">
          <text:p/>
        </draw:line>
        <draw:frame draw:style-name="gr39" draw:layer="layout" svg:width="3.6cm" svg:height="1cm" svg:x="5.2cm" svg:y="6.5cm">
          <draw:text-box>
            <text:p>Relevant Picture</text:p>
          </draw:text-box>
        </draw:frame>
        <draw:custom-shape draw:style-name="gr40" draw:text-style-name="P1" draw:layer="layout" svg:width="15.2cm" svg:height="10.6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6.3cm" svg:height="1.1cm" svg:x="3.1cm" svg:y="13.4cm">
          <text:p text:style-name="P1"><text:span text:style-name="T12">Lesson Tit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1" draw:layer="layout" svg:x1="9.9cm" svg:y1="13.2cm" svg:x2="9.9cm" svg:y2="23.4cm">
          <text:p/>
        </draw:line>
        <draw:frame draw:style-name="gr42" draw:layer="layout" svg:width="0.452cm" svg:height="0.707cm" svg:x="3.7cm" svg:y="24.6cm">
          <draw:text-box>
            <text:p/>
          </draw:text-box>
        </draw:frame>
        <draw:custom-shape draw:style-name="gr43" draw:text-style-name="P15" draw:layer="layout" svg:width="6.6cm" svg:height="8.2cm" svg:x="2.9cm" svg:y="15cm">
          <text:p text:style-name="P15"><text:span text:style-name="T13">Tutorial space</text:span></text:p>
          <text:p text:style-name="P15"><text:span text:style-name="T13">e.g Teaching how to use</text:span></text:p>
          <text:p text:style-name="P15"><text:span text:style-name="T13"><text:s/></text:span><text:span text:style-name="T13">the sin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7cm" svg:height="9cm" svg:x="10.3cm" svg:y="13.4cm">
          <text:p text:style-name="P15"><text:span text:style-name="T13">Space for an example showing</text:span></text:p>
          <text:p text:style-name="P15"><text:span text:style-name="T13"><text:s/></text:span><text:span text:style-name="T13">how its done with methods</text:span></text:p>
          <text:p text:style-name="P15"><text:span text:style-name="T13">e.g a2 + b2 = 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6" draw:layer="layout" svg:width="1.9cm" svg:height="1.647cm" svg:x="17.9cm" svg:y="13cm">
          <draw:text-box>
            <text:p text:style-name="P16"><text:span text:style-name="T14">Page 1 of <text:s/>a lesson</text:span></text:p>
          </draw:text-box>
        </draw:frame>
        <draw:line draw:style-name="gr26" draw:layer="layout" svg:x1="18.6cm" svg:y1="19cm" svg:x2="10.2cm" svg:y2="20.7cm">
          <text:p/>
        </draw:line>
        <draw:frame draw:style-name="gr46" draw:text-style-name="P17" draw:layer="layout" svg:width="2.3cm" svg:height="2.079cm" svg:x="17.9cm" svg:y="17.521cm">
          <draw:text-box>
            <text:p text:style-name="P17"><text:span text:style-name="T13">Generic Lesson layout</text:span></text:p>
          </draw:text-box>
        </draw:frame>
        <draw:custom-shape draw:style-name="gr47" draw:text-style-name="P15" draw:layer="layout" svg:width="2.3cm" svg:height="0.6cm" svg:x="14.9cm" svg:y="22.7cm">
          <text:p text:style-name="P1"><text:span text:style-name="T13">Next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40" draw:text-style-name="P1" draw:layer="layout" svg:width="15.2cm" svg:height="10.6cm" svg:x="2.9cm" svg:y="1.5cm">
          <text:p/>
          <draw:enhanced-geometry svg:viewBox="0 0 21600 21600" draw:type="rectangle" draw:enhanced-path="M 0 0 L 21600 0 21600 21600 0 21600 0 0 Z N"/>
        </draw:custom-shape>
        <draw:line draw:style-name="gr31" draw:layer="layout" svg:x1="10.5cm" svg:y1="11.9cm" svg:x2="10.5cm" svg:y2="1.7cm">
          <text:p/>
        </draw:line>
        <draw:custom-shape draw:style-name="gr48" draw:text-style-name="P15" draw:layer="layout" svg:width="6.5cm" svg:height="9.3cm" svg:x="3.4cm" svg:y="1.8cm">
          <text:p text:style-name="P1"><text:span text:style-name="T13">Space for an alternative </text:span></text:p>
          <text:p text:style-name="P1"><text:span text:style-name="T13">example showing </text:span></text:p>
          <text:p text:style-name="P1"><text:span text:style-name="T13">Different methods</text:span></text:p>
          <text:p text:style-name="P1"><text:span text:style-name="T13">e.g c2 = a2 + b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6.6cm" svg:height="6.3cm" svg:x="11cm" svg:y="1.9cm">
          <text:p text:style-name="P1"><text:span text:style-name="T13">Space for a practice question </text:span></text:p>
          <text:p text:style-name="P1"><text:span text:style-name="T13">Based on the lesson</text:span></text:p>
          <text:p text:style-name="P1"><text:span text:style-name="T13">e.g What is the length of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5" draw:layer="layout" svg:width="6.5cm" svg:height="2.3cm" svg:x="11.1cm" svg:y="8.7cm">
          <text:p text:style-name="P1"><text:span text:style-name="T13">Space for an answer to the above</text:span></text:p>
          <text:p text:style-name="P1"><text:span text:style-name="T13">question, could be a text box</text:span></text:p>
          <text:p text:style-name="P1"><text:span text:style-name="T13">, a button, or a drag and d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5" draw:layer="layout" svg:width="2.3cm" svg:height="0.6cm" svg:x="15.3cm" svg:y="11.3cm">
          <text:p text:style-name="P1"><text:span text:style-name="T13">Fini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2.3cm" svg:height="0.6cm" svg:x="3.6cm" svg:y="11.3cm">
          <text:p text:style-name="P1"><text:span text:style-name="T13">Previous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2.3cm" svg:height="0.6cm" svg:x="11.1cm" svg:y="11.3cm">
          <text:p text:style-name="P1"><text:span text:style-name="T13">Check</text:span></text:p>
          <draw:enhanced-geometry svg:viewBox="0 0 21600 21600" draw:type="rectangle" draw:enhanced-path="M 0 0 L 21600 0 21600 21600 0 21600 0 0 Z N"/>
        </draw:custom-shape>
        <draw:frame draw:style-name="gr51" draw:text-style-name="P16" draw:layer="layout" svg:width="1.8cm" svg:height="2.079cm" svg:x="18.2cm" svg:y="2cm">
          <draw:text-box>
            <text:p text:style-name="P16"><text:span text:style-name="T14">Page 2 of a generic les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cm" fo:padding-bottom="0.25cm" fo:padding-left="0.2cm" fo:padding-right="0.25cm" draw:shadow="hidden" draw:shadow-offset-x="0.2cm" draw:shadow-offset-y="0.2cm" draw:shadow-color="#999999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1:40:13.253000000</meta:creation-date>
    <dc:date>2015-11-16T13:09:45.808000000</dc:date>
    <meta:editing-duration>PT1H20M1S</meta:editing-duration>
    <meta:editing-cycles>13</meta:editing-cycles>
    <meta:generator>LibreOffice/4.3.7.2$Windows_x86 LibreOffice_project/8a35821d8636a03b8bf4e15b48f59794652c68ba</meta:generator>
    <meta:document-statistic meta:object-count="264"/>
  </office:meta>
</office:document-meta>
</file>